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Elkätte imeisen lapset<text:line-break/>Sinä ilmoisna ikänä<text:line-break/>Tehkö syytä syyttömälle,<text:line-break/>Vikoa viattomalle,<text:line-break/>Pahoin palkka maksetahan<text:line-break/>Tuolla Tuonelan koissa:<text:line-break/>Sia on siellä syyllisillä,<text:line-break/>Vuotehet viallisilla,<text:line-break/>Alus kuumista kivistä,<text:line-break/>410. Palavoista paateroista,<text:line-break/>Peitto kyistä, käärmehistä,<text:line-break/>Tuonen toukista kuottu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5" meta:character-count="289"/>
    <dc:date>2023-11-05T18:10:09.01</dc:date>
    <dc:creator>Pii Sainio</dc:creator>
    <meta:generator>OpenOffice/4.1.14$Win32 OpenOffice.org_project/4114m1$Build-9811</meta:generator>
  </office:meta>
</office:document-meta>
</file>